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a821" officeooo:paragraph-rsid="000a1c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a821" officeooo:paragraph-rsid="000d4bf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15a821" officeooo:paragraph-rsid="000d4bf2" style:font-size-asian="9pt" style:font-weight-asian="bold" style:font-size-complex="9pt" style:font-weight-complex="bold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750e2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0bc270" style:font-size-asian="9pt" style:font-size-complex="9pt"/>
    </style:style>
    <style:style style:name="T7" style:family="text">
      <style:text-properties style:text-underline-style="none" officeooo:rsid="000bc27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750e2" style:font-size-asian="12pt" style:font-size-complex="12pt"/>
    </style:style>
    <style:style style:name="T11" style:family="text">
      <style:text-properties fo:font-size="12pt" style:text-underline-style="none" officeooo:rsid="000bc27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lease </text:span><text:span text:style-name="T3">Join a Local</text:span><text:line-break/>“<text:span text:style-name="T1">Responsibly Self-Governing Community</text:span>”.<text:line-break/><text:span text:style-name="T7">Help </text:span><text:span text:style-name="T3">Secure</text:span> <text:span text:style-name="T3">Justice</text:span>, <text:span text:style-name="T3">&amp; Economic-Security</text:span><text:line-break/>under Constitutional Common-Law <text:line-break/>&amp; Biblical Torah-Law.<text:line-break/><text:span text:style-name="T5">https://ConstitutionalGov.us/sub/PoliticalSubdivisions-Local/9-TexasSS/WTxMS/CentralTexasSC/BrownCounty/ReadMe.pdf</text:span><text:span text:style-name="T6"><text:line-break/><text:line-break/></text:span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/>
      <text:p text:style-name="P2"><text:span text:style-name="T4">Please </text:span><text:span text:style-name="T3">Join a Local</text:span><text:line-break/>“<text:span text:style-name="T1">Responsibly Self-Governing Community</text:span>”.<text:line-break/><text:span text:style-name="T7">Help </text:span><text:span text:style-name="T3">Secure</text:span> <text:span text:style-name="T3">Justice</text:span>, <text:span text:style-name="T3">&amp; Economic-Security</text:span><text:line-break/>under Constitutional Common-Law <text:line-break/>&amp; Biblical Torah-Law.<text:line-break/><text:span text:style-name="T5">https://ConstitutionalGov.us/sub/PoliticalSubdivisions-Local/9-TexasSS/WTxMS/CentralTexasSC/BrownCounty/ReadMe.pdf</text:span><text:span text:style-name="T6"><text:line-break/><text:line-break/></text:span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><text:line-break/></text:p>
      <text:p text:style-name="P2"><text:span text:style-name="T10">Please </text:span><text:span text:style-name="T9">Join a Local</text:span><text:span text:style-name="T8"><text:line-break/>“</text:span><text:span text:style-name="T2">Responsibly Self-Governing Community</text:span><text:span text:style-name="T8">”.<text:line-break/></text:span><text:span text:style-name="T11">Help </text:span><text:span text:style-name="T9">Secure</text:span><text:span text:style-name="T8"> </text:span><text:span text:style-name="T9">Justice</text:span><text:span text:style-name="T8">, </text:span><text:span text:style-name="T9">&amp; Economic-Security</text:span><text:span text:style-name="T8"><text:line-break/>under Constitutional Common-Law <text:line-break/>&amp; Biblical Torah-Law.</text:span><text:span text:style-name="T5"><text:line-break/>https://ConstitutionalGov.us/sub/PoliticalSubdivisions-Local/9-TexasSS/WTxMS/CentralTexasSC/BrownCounty/ReadMe.pdf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5400*" fo:start-indent="0in" fo:end-indent="0.1in"/>
          <style:column style:rel-width="5400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05:21.227180792</meta:creation-date>
    <dc:date>2020-04-28T20:34:12.622088786</dc:date>
    <meta:editing-duration>PT2M38S</meta:editing-duration>
    <meta:editing-cycles>2</meta:editing-cycles>
    <meta:generator>LibreOffice/6.0.7.3$Linux_X86_64 LibreOffice_project/00m0$Build-3</meta:generator>
    <meta:print-date>2020-04-28T20:34:45.862056120</meta:print-date>
    <meta:document-statistic meta:table-count="0" meta:image-count="0" meta:object-count="0" meta:page-count="1" meta:paragraph-count="20" meta:word-count="228" meta:character-count="3252" meta:non-whitespace-character-count="3012"/>
  </office:meta>
</office:document-meta>
</file>